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50000004C3406B460C287C367.png" manifest:media-type="image/png"/>
  <manifest:file-entry manifest:full-path="Pictures/10000001000001F20000016A2EB53F842BC4EEC2.png" manifest:media-type="image/png"/>
  <manifest:file-entry manifest:full-path="Pictures/10000001000004AC000000F65422356CC762058A.png" manifest:media-type="image/png"/>
  <manifest:file-entry manifest:full-path="Pictures/100000010000035F000002CB196C18CD045A5424.png" manifest:media-type="image/png"/>
  <manifest:file-entry manifest:full-path="Pictures/100000010000026E0000007175D83D7C46ABE7E4.png" manifest:media-type="image/png"/>
  <manifest:file-entry manifest:full-path="Pictures/10000001000004AC000001275951CED095DDB8DF.png" manifest:media-type="image/png"/>
  <manifest:file-entry manifest:full-path="Pictures/100000010000032E000001388BA8E9695ED2A8B1.png" manifest:media-type="image/png"/>
  <manifest:file-entry manifest:full-path="Pictures/1000000100000346000000F2F3368D64001ADA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ee2" officeooo:paragraph-rsid="001b1ee2"/>
    </style:style>
    <style:style style:name="P2" style:family="paragraph" style:parent-style-name="Standard">
      <style:paragraph-properties fo:text-align="start" style:justify-single-word="false"/>
      <style:text-properties officeooo:rsid="001b1ee2" officeooo:paragraph-rsid="001b1ee2"/>
    </style:style>
    <style:style style:name="T1" style:family="text">
      <style:text-properties style:font-name="sans-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мельянов Антон </text:p>
      <text:p text:style-name="P1">НПМбв-01-21</text:p>
      <text:p text:style-name="P1"/>
      <text:p text:style-name="P1"><text:span text:style-name="T1">Цель работы:</text:span><text:line-break/><text:span text:style-name="T1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)</text:p>
      <text:p text:style-name="P2"><draw:frame draw:style-name="fr2" draw:name="Изображение1" text:anchor-type="char" svg:x="0cm" svg:y="0.46cm" svg:width="17cm" svg:height="4.909cm" draw:z-index="0"><draw:image xlink:href="Pictures/1000000100000346000000F2F3368D64001ADA6F.png" xlink:type="simple" xlink:show="embed" xlink:actuate="onLoad" draw:mime-type="image/png"/></draw:frame></text:p>
      <text:p text:style-name="P2">2)</text:p>
      <text:p text:style-name="P2"><draw:frame draw:style-name="fr2" draw:name="Изображение2" text:anchor-type="char" svg:x="0cm" svg:y="0.201cm" svg:width="17cm" svg:height="6.516cm" draw:z-index="1"><draw:image xlink:href="Pictures/100000010000032E000001388BA8E9695ED2A8B1.png" xlink:type="simple" xlink:show="embed" xlink:actuate="onLoad" draw:mime-type="image/png"/></draw:frame></text:p>
      <text:p text:style-name="P2">3)</text:p>
      <text:p text:style-name="P2"><draw:frame draw:style-name="fr2" draw:name="Изображение3" text:anchor-type="char" svg:x="0.106cm" svg:y="0.277cm" svg:width="17cm" svg:height="10.866cm" draw:z-index="2"><draw:image xlink:href="Pictures/100000010000035F000002CB196C18CD045A5424.png" xlink:type="simple" xlink:show="embed" xlink:actuate="onLoad" draw:mime-type="image/png"/></draw:frame></text:p>
      <text:p text:style-name="P2"><text:soft-page-break/></text:p>
      <text:p text:style-name="P2">4)</text:p>
      <text:p text:style-name="P2"><draw:frame draw:style-name="fr1" draw:name="Изображение4" text:anchor-type="char" svg:width="17cm" svg:height="3.496cm" draw:z-index="3"><draw:image xlink:href="Pictures/10000001000004AC000000F65422356CC762058A.png" xlink:type="simple" xlink:show="embed" xlink:actuate="onLoad" draw:mime-type="image/png"/></draw:frame></text:p>
      <text:p text:style-name="P2"/>
      <text:p text:style-name="P2">5)</text:p>
      <text:p text:style-name="P2"><draw:frame draw:style-name="fr2" draw:name="Изображение5" text:anchor-type="char" svg:x="0cm" svg:y="0.101cm" svg:width="17cm" svg:height="4.193cm" draw:z-index="4"><draw:image xlink:href="Pictures/10000001000004AC000001275951CED095DDB8DF.png" xlink:type="simple" xlink:show="embed" xlink:actuate="onLoad" draw:mime-type="image/png"/></draw:frame></text:p>
      <text:p text:style-name="P2">6)</text:p>
      <text:p text:style-name="P2"><draw:frame draw:style-name="fr2" draw:name="Изображение6" text:anchor-type="char" svg:x="0.272cm" svg:y="0.09cm" svg:width="16.457cm" svg:height="2.99cm" draw:z-index="5"><draw:image xlink:href="Pictures/100000010000026E0000007175D83D7C46ABE7E4.png" xlink:type="simple" xlink:show="embed" xlink:actuate="onLoad" draw:mime-type="image/png"/></draw:frame><draw:frame draw:style-name="fr2" draw:name="Изображение7" text:anchor-type="char" svg:x="0.325cm" svg:y="3.207cm" svg:width="13.176cm" svg:height="9.578cm" draw:z-index="6"><draw:image xlink:href="Pictures/10000001000001F20000016A2EB53F842BC4EE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)</text:p>
      <text:p text:style-name="P2"><draw:frame draw:style-name="fr1" draw:name="Изображение8" text:anchor-type="char" svg:width="17cm" svg:height="1.164cm" draw:z-index="7"><draw:image xlink:href="Pictures/10000001000004550000004C3406B460C287C3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8:29:30.787528090</meta:creation-date>
    <dc:date>2023-10-19T19:45:28.036755379</dc:date>
    <meta:editing-duration>PT1H15M59S</meta:editing-duration>
    <meta:editing-cycles>1</meta:editing-cycles>
    <meta:document-statistic meta:table-count="0" meta:image-count="8" meta:object-count="0" meta:page-count="4" meta:paragraph-count="10" meta:word-count="36" meta:character-count="249" meta:non-whitespace-character-count="222"/>
    <meta:generator>LibreOffice/7.4.4.2$Linux_X86_64 LibreOffice_project/40$Build-2</meta:generator>
  </office:meta>
</office:document-meta>
</file>